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028in" fo:margin-top="0in" fo:margin-bottom="0in" table:align="left" style:writing-mode="lr-tb"/>
    </style:style>
    <style:style style:name="Table1.A" style:family="table-column">
      <style:table-column-properties style:column-width="0.8764in"/>
    </style:style>
    <style:style style:name="Table1.B" style:family="table-column">
      <style:table-column-properties style:column-width="0.6861in"/>
    </style:style>
    <style:style style:name="Table1.C" style:family="table-column">
      <style:table-column-properties style:column-width="0.8201in"/>
    </style:style>
    <style:style style:name="Table1.D" style:family="table-column">
      <style:table-column-properties style:column-width="0.6667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0.7875in"/>
    </style:style>
    <style:style style:name="Table1.H" style:family="table-column">
      <style:table-column-properties style:column-width="0.791in"/>
    </style:style>
    <style:style style:name="Table1.1" style:family="table-row">
      <style:table-row-properties style:min-row-height="0.0826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Table1.H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2" style:family="table-row">
      <style:table-row-properties style:min-row-height="0.2354in" fo:keep-together="auto"/>
    </style:style>
    <style:style style:name="Table1.3" style:family="table-row">
      <style:table-row-properties style:min-row-height="0.0174in" fo:keep-together="auto"/>
    </style:style>
    <style:style style:name="Table1.F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none"/>
    </style:style>
    <style:style style:name="Table1.H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2" style:family="table">
      <style:table-properties style:width="6.0688in" fo:margin-left="0in" fo:margin-top="0in" fo:margin-bottom="0in" table:align="left" style:writing-mode="lr-tb"/>
    </style:style>
    <style:style style:name="Table2.A" style:family="table-column">
      <style:table-column-properties style:column-width="2.0229in"/>
    </style:style>
    <style:style style:name="Table2.1" style:family="table-row">
      <style:table-row-properties style:min-row-height="0.0438in" fo:keep-together="auto"/>
    </style:style>
    <style:style style:name="Table2.A1" style:family="table-cell">
      <style:table-cell-properties fo:background-color="#e7e6e6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2.B1" style:family="table-cell">
      <style:table-cell-properties fo:background-color="#e7e6e6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1" style:family="table-cell">
      <style:table-cell-properties fo:background-color="#e7e6e6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2.B2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Table2.C2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" style:family="table">
      <style:table-properties style:width="6.0736in" fo:margin-left="0in" fo:margin-top="0in" fo:margin-bottom="0in" table:align="left" style:writing-mode="lr-tb"/>
    </style:style>
    <style:style style:name="Table3.A" style:family="table-column">
      <style:table-column-properties style:column-width="2.8542in"/>
    </style:style>
    <style:style style:name="Table3.B" style:family="table-column">
      <style:table-column-properties style:column-width="0.6889in"/>
    </style:style>
    <style:style style:name="Table3.C" style:family="table-column">
      <style:table-column-properties style:column-width="2.5306in"/>
    </style:style>
    <style:style style:name="Table3.1" style:family="table-row">
      <style:table-row-properties style:min-row-height="0.3021in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0.635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3" style:family="table-row">
      <style:table-row-properties style:min-row-height="0.4736in" fo:keep-together="auto"/>
    </style:style>
    <style:style style:name="Table3.4" style:family="table-row">
      <style:table-row-properties style:min-row-height="0.1958in" fo:keep-together="auto"/>
    </style:style>
    <style:style style:name="P1" style:family="paragraph" style:parent-style-name="Header">
      <style:paragraph-properties fo:text-align="end" style:justify-single-word="false"/>
      <style:text-properties style:font-name="Arial Narrow1" fo:font-size="8pt" style:font-size-asian="8pt" style:font-name-complex="Arial2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460f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96575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c4cc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06460f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 Narrow1" fo:font-size="8pt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1" fo:font-size="8pt" style:font-size-asian="8pt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1" fo:font-size="8pt" officeooo:paragraph-rsid="0006460f" style:font-size-asian="8pt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style:font-size-asian="8pt" style:font-size-complex="8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1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 Narrow1" fo:font-size="8pt" fo:language="es" fo:country="ES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 Narrow1" fo:font-size="8pt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1" fo:font-size="8pt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officeooo:paragraph-rsid="00071749" fo:background-color="transparent" style:font-size-asian="8pt" style:font-size-complex="8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fo:background-color="transparent" style:font-name-asian="Calibri2" style:font-size-asian="8pt" style:font-name-complex="Calibri2" style:font-size-complex="8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officeooo:paragraph-rsid="00071749" fo:background-color="transparent" style:font-name-asian="Calibri2" style:font-size-asian="8pt" style:font-name-complex="Calibri2" style:font-size-complex="8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fo:font-weight="normal" officeooo:paragraph-rsid="00071749" fo:background-color="transparent" style:font-name-asian="Calibri2" style:font-size-asian="8pt" style:font-weight-asian="normal" style:font-name-complex="Calibri2" style:font-size-complex="8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06460f" fo:background-color="transparen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background-color="transparent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071749" fo:background-color="transparent" style:font-size-asian="9pt" style:font-weight-asian="bold" style:font-name-complex="Arial2" style:font-size-complex="9pt"/>
    </style:style>
    <style:style style:name="P26" style:family="paragraph" style:parent-style-name="Standard">
      <style:paragraph-properties fo:margin-top="0in" fo:margin-bottom="0in" loext:contextual-spacing="false"/>
      <style:text-properties officeooo:paragraph-rsid="00071749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" fo:font-size="9pt" fo:font-weight="bold" officeooo:paragraph-rsid="00071749" fo:background-color="transparent" style:font-size-asian="9pt" style:font-weight-asian="bold" style:font-name-complex="Arial2" style:font-size-complex="9pt"/>
    </style:style>
    <style:style style:name="P28" style:family="paragraph" style:parent-style-name="Standard">
      <style:paragraph-properties fo:margin-top="0in" fo:margin-bottom="0in" loext:contextual-spacing="false" fo:text-align="start" style:justify-single-word="false" style:shadow="none">
        <style:tab-stops/>
      </style:paragraph-properties>
      <style:text-properties officeooo:paragraph-rsid="00071749"/>
    </style:style>
    <style:style style:name="P29" style:family="paragraph" style:parent-style-name="Normal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" fo:font-size="9pt" fo:language="es" fo:country="MX" fo:font-weight="normal" officeooo:paragraph-rsid="00071749" fo:background-color="transparent" style:font-name-asian="Times New Roman1" style:font-size-asian="9pt" style:rfc-language-tag-asian="es-419" style:language-asian="es" style:font-weight-asian="normal" style:font-name-complex="Calibri1" style:font-size-complex="9pt" style:font-weight-complex="normal"/>
    </style:style>
    <style:style style:name="P30" style:family="paragraph" style:parent-style-name="Standard">
      <style:paragraph-properties fo:margin-left="0in" fo:margin-right="0.0319in" fo:margin-top="0in" fo:margin-bottom="0in" loext:contextual-spacing="false" fo:line-height="106%" fo:text-align="justify" style:justify-single-word="false" fo:text-indent="0in" style:auto-text-indent="false">
        <style:tab-stops/>
      </style:paragraph-properties>
      <style:text-properties style:font-name="Arial" fo:font-size="9pt" officeooo:paragraph-rsid="00071749" style:font-size-asian="9pt" style:font-size-complex="9pt"/>
    </style:style>
    <style:style style:name="P3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 Narrow1" fo:font-size="8pt" fo:font-weight="normal" officeooo:paragraph-rsid="00071749" fo:background-color="transparent" style:font-name-asian="Calibri2" style:font-size-asian="8pt" style:font-weight-asian="normal" style:font-name-complex="Calibri2" style:font-size-complex="8pt" style:font-weight-complex="normal"/>
    </style:style>
    <style:style style:name="P3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 Narrow1" fo:font-size="8pt" officeooo:paragraph-rsid="00071749" fo:background-color="transparent" style:font-size-asian="8pt" style:font-size-complex="8pt"/>
    </style:style>
    <style:style style:name="P33" style:family="paragraph" style:parent-style-name="List_20_Paragraph" style:list-style-name="WWNum1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officeooo:paragraph-rsid="0006460f"/>
    </style:style>
    <style:style style:name="P34" style:family="paragraph" style:parent-style-name="List_20_Paragraph" style:list-style-name="WWNum2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officeooo:paragraph-rsid="00096575"/>
    </style:style>
    <style:style style:name="P3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style:use-window-font-color="true" style:font-name="Arial Narrow1" fo:font-size="7pt" fo:language="es" fo:country="MX" fo:font-weight="bold" officeooo:rsid="0020aca5" officeooo:paragraph-rsid="00096575" fo:background-color="transparent" style:font-name-asian="Times New Roman" style:font-size-asian="7pt" style:language-asian="es" style:country-asian="ES" style:font-weight-asian="bold" style:font-name-complex="Arial2" style:font-size-complex="7pt" style:font-weight-complex="bold"/>
    </style:style>
    <style:style style:name="P3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color="#7b7b7b" style:font-name="Arial Narrow1" fo:font-size="9pt" fo:font-weight="bold" officeooo:paragraph-rsid="00071749" style:font-size-asian="9pt" style:font-weight-asian="bold" style:font-name-complex="Arial2" style:font-size-complex="9pt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ea16c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8pt" officeooo:paragraph-rsid="00096575" style:font-size-asian="8pt" style:font-size-complex="8pt"/>
    </style:style>
    <style:style style:name="P3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Arial Narrow1" fo:font-size="8pt" style:font-size-asian="8pt" style:font-size-complex="8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7pt" style:text-underline-style="solid" style:text-underline-width="auto" style:text-underline-color="font-color" fo:font-weight="bold" officeooo:paragraph-rsid="00096575" fo:background-color="transparent" style:font-size-asian="7pt" style:font-weight-asian="bold" style:font-name-complex="Arial2" style:font-size-complex="7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1" fo:font-size="7pt" officeooo:paragraph-rsid="0012dfc2" style:font-size-asian="7pt" style:font-size-complex="7pt"/>
    </style:style>
    <style:style style:name="P42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" fo:font-size="8pt" fo:language="es" fo:country="MX" officeooo:rsid="0026a5ee" officeooo:paragraph-rsid="00199f1f" style:font-name-asian="Times New Roman1" style:font-size-asian="8pt" style:rfc-language-tag-asian="es-419" style:language-asian="es" style:font-name-complex="Calibri1" style:font-size-complex="8pt"/>
    </style:style>
    <style:style style:name="P43" style:family="paragraph" style:parent-style-name="Standard">
      <style:paragraph-properties fo:margin-top="0in" fo:margin-bottom="0in" loext:contextual-spacing="false" fo:line-height="115%" fo:text-align="center" style:justify-single-word="false" fo:orphans="2" fo:widows="2"/>
      <style:text-properties fo:color="#000000" style:font-name="Arial" fo:font-size="9pt" style:rfc-language-tag="es-419" fo:language="es" fo:font-weight="bold" officeooo:paragraph-rsid="00096575" style:font-name-asian="Times New Roman" style:font-size-asian="9pt" style:rfc-language-tag-asian="es-419" style:language-asian="es" style:font-weight-asian="bold" style:font-name-complex="Calibri2" style:font-size-complex="9pt" style:font-weight-complex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6%" fo:text-align="center" style:justify-single-word="false" fo:orphans="2" fo:widows="2" fo:text-indent="0in" style:auto-text-indent="false">
        <style:tab-stops>
          <style:tab-stop style:position="0.1972in"/>
        </style:tab-stops>
      </style:paragraph-properties>
      <style:text-properties fo:color="#000000" style:font-name="Arial" fo:font-size="8pt" fo:language="es" fo:country="MX" fo:font-weight="normal" officeooo:rsid="0026a5ee" officeooo:paragraph-rsid="00199f1f" fo:background-color="transparent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6%" fo:text-align="center" style:justify-single-word="false" fo:orphans="2" fo:widows="2" fo:text-indent="0in" style:auto-text-indent="false">
        <style:tab-stops>
          <style:tab-stop style:position="0.1972in"/>
        </style:tab-stops>
      </style:paragraph-properties>
      <style:text-properties fo:color="#000000" style:font-name="Arial" fo:font-size="8pt" fo:language="es" fo:country="MX" fo:font-weight="normal" officeooo:rsid="0026a5ee" officeooo:paragraph-rsid="001e9e0b" fo:background-color="transparent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46" style:family="paragraph" style:parent-style-name="Normal">
      <style:paragraph-properties fo:margin-top="0in" fo:margin-bottom="0in" loext:contextual-spacing="false" fo:line-height="106%" fo:text-align="center" style:justify-single-word="false"/>
      <style:text-properties style:use-window-font-color="true" style:font-name="Arial Narrow1" fo:font-size="7pt" fo:language="es" fo:country="ES" style:text-underline-style="none" fo:font-weight="bold" officeooo:paragraph-rsid="00096575" fo:background-color="transparent" style:font-name-asian="Calibri2" style:font-size-asian="7pt" style:rfc-language-tag-asian="es-419" style:language-asian="es" style:font-weight-asian="bold" style:font-name-complex="Arial2" style:font-size-complex="7pt" style:font-weight-complex="bold"/>
    </style:style>
    <style:style style:name="T1" style:family="text">
      <style:text-properties style:font-name="Arial Narrow1" fo:font-size="9pt" style:font-size-asian="9pt" style:font-size-complex="9pt"/>
    </style:style>
    <style:style style:name="T2" style:family="text">
      <style:text-properties style:font-name="Arial Narrow1" fo:font-size="9pt" fo:language="es" fo:country="ES" style:font-size-asian="9pt" style:font-size-complex="9pt"/>
    </style:style>
    <style:style style:name="T3" style:family="text">
      <style:text-properties style:font-name="Arial Narrow1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Arial Narrow1" fo:font-size="8pt" style:font-size-asian="8pt" style:font-size-complex="8pt"/>
    </style:style>
    <style:style style:name="T5" style:family="text">
      <style:text-properties style:font-name="Arial Narrow1" fo:font-size="8pt" officeooo:rsid="0006460f" style:font-size-asian="8pt" style:font-size-complex="8pt"/>
    </style:style>
    <style:style style:name="T6" style:family="text">
      <style:text-properties style:font-name="Arial Narrow1" fo:font-size="8pt" style:font-size-asian="8pt" style:font-name-complex="Calibri2" style:font-size-complex="8pt"/>
    </style:style>
    <style:style style:name="T7" style:family="text">
      <style:text-properties style:font-name="Arial Narrow1" fo:font-size="8pt" fo:background-color="#c0c0c0" loext:char-shading-value="0" style:font-size-asian="8pt" style:font-size-complex="8pt"/>
    </style:style>
    <style:style style:name="T8" style:family="text">
      <style:text-properties style:font-name="Arial Narrow1" fo:font-size="8pt" fo:language="es" fo:country="none" style:font-size-asian="8pt" style:font-name-complex="Calibri2" style:font-size-complex="8pt"/>
    </style:style>
    <style:style style:name="T9" style:family="text">
      <style:text-properties style:font-name="Arial Narrow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Arial Narrow1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1" style:family="text">
      <style:text-properties style:font-name="Arial Narrow1" fo:font-size="8pt" fo:font-weight="bold" officeooo:rsid="000f28ea" fo:background-color="transparent" loext:char-shading-value="0" style:font-size-asian="8pt" style:font-weight-asian="bold" style:font-size-complex="8pt" style:font-weight-complex="bold"/>
    </style:style>
    <style:style style:name="T12" style:family="text">
      <style:text-properties style:font-name="Arial Narrow1" fo:font-size="8pt" fo:background-color="transparent" loext:char-shading-value="0" style:font-size-asian="8pt" style:font-size-complex="8pt"/>
    </style:style>
    <style:style style:name="T13" style:family="text">
      <style:text-properties style:font-name="Arial Narrow1" fo:font-size="8pt" officeooo:rsid="000f28ea" fo:background-color="transparent" loext:char-shading-value="0" style:font-size-asian="8pt" style:font-size-complex="8pt"/>
    </style:style>
    <style:style style:name="T14" style:family="text">
      <style:text-properties style:font-name="Arial Narrow1" fo:font-size="8pt" fo:language="es" fo:country="MX" officeooo:rsid="00199ebf" fo:background-color="transparent" loext:char-shading-value="0" style:font-size-asian="8pt" style:font-size-complex="8pt" style:font-style-complex="italic"/>
    </style:style>
    <style:style style:name="T15" style:family="text">
      <style:text-properties style:font-name="Arial Narrow1" fo:language="es" fo:country="MX" officeooo:rsid="00199ebf" fo:background-color="transparent" loext:char-shading-value="0" style:font-style-complex="italic"/>
    </style:style>
    <style:style style:name="T16" style:family="text">
      <style:text-properties style:font-name="Arial Narrow1" fo:font-size="7pt" fo:language="es" fo:country="MX" officeooo:rsid="00199ebf" fo:background-color="transparent" loext:char-shading-value="0" style:font-size-asian="7pt" style:font-size-complex="7pt" style:font-style-complex="italic"/>
    </style:style>
    <style:style style:name="T17" style:family="text">
      <style:text-properties style:font-name="Arial Narrow1" fo:font-size="7pt" fo:font-weight="bold" officeooo:rsid="00199ebf" fo:background-color="transparent" loext:char-shading-value="0" style:font-name-asian="Times New Roman" style:font-size-asian="7pt" style:font-weight-asian="bold" style:font-name-complex="Calibri2" style:font-size-complex="7pt" style:font-style-complex="italic" style:font-weight-complex="bold"/>
    </style:style>
    <style:style style:name="T18" style:family="text">
      <style:text-properties style:font-name="Arial Narrow1" fo:font-size="7pt" fo:font-weight="bold" officeooo:rsid="00199ebf" style:font-name-asian="Times New Roman" style:font-size-asian="7pt" style:font-weight-asian="bold" style:font-name-complex="Calibri2" style:font-size-complex="7pt" style:font-style-complex="italic" style:font-weight-complex="bold"/>
    </style:style>
    <style:style style:name="T19" style:family="text">
      <style:text-properties fo:color="#595959" style:font-name="Arial Narrow1" fo:font-size="8pt" style:font-size-asian="8pt" style:font-name-complex="Calibri2" style:font-size-complex="8pt"/>
    </style:style>
    <style:style style:name="T20" style:family="text">
      <style:text-properties fo:color="#000000" style:font-name="Arial Narrow1" fo:font-size="9pt" fo:letter-spacing="-0.0043in" fo:language="es" fo:country="MX" fo:font-weight="bold" officeooo:rsid="001640f5" fo:background-color="transparent" loext:char-shading-value="0" style:font-name-asian="Calibri2" style:font-size-asian="9pt" style:rfc-language-tag-asian="es-419" style:language-asian="es" style:font-weight-asian="bold" style:font-name-complex="Arial2" style:font-size-complex="9pt" style:font-weight-complex="normal"/>
    </style:style>
    <style:style style:name="T21" style:family="text">
      <style:text-properties fo:color="#000000" style:font-name="Arial Narrow1" fo:font-size="9pt" fo:font-weight="bold" officeooo:rsid="001640f5" fo:background-color="transparent" loext:char-shading-value="0" style:font-size-asian="9pt" style:font-weight-asian="bold" style:font-name-complex="Arial2" style:font-size-complex="9pt"/>
    </style:style>
    <style:style style:name="T22" style:family="text">
      <style:text-properties fo:color="#000000" style:font-name="Arial1" fo:font-size="8pt" fo:letter-spacing="-0.0043in" fo:language="es" fo:country="MX" fo:font-weight="bold" officeooo:rsid="001640f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23" style:family="text">
      <style:text-properties fo:color="#000000" style:font-name="Arial1" fo:font-size="8pt" fo:letter-spacing="-0.0043in" fo:language="es" fo:country="MX" fo:font-weight="bold" officeooo:rsid="001640f5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24" style:family="text">
      <style:text-properties fo:color="#000000" style:font-name="Arial1" fo:font-size="8pt" fo:letter-spacing="-0.0043in" fo:language="es" fo:country="MX" style:text-underline-style="solid" style:text-underline-width="auto" style:text-underline-color="font-color" fo:font-weight="bold" officeooo:rsid="001640f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25" style:family="text">
      <style:text-properties fo:color="#000000" style:font-name="Arial1" fo:font-size="8pt" fo:letter-spacing="-0.0043in" fo:language="es" fo:country="MX" style:text-underline-style="solid" style:text-underline-width="auto" style:text-underline-color="font-color" fo:font-weight="bold" officeooo:rsid="001640f5" style:font-name-asian="Times New Roman" style:font-size-asian="8pt" style:font-weight-asian="bold" style:font-name-complex="Arial2" style:font-size-complex="8pt" style:font-weight-complex="bold"/>
    </style:style>
    <style:style style:name="T26" style:family="text">
      <style:text-properties fo:color="#000000" style:font-name="Arial1" fo:font-size="8pt" fo:letter-spacing="-0.0043in" fo:language="es" fo:country="MX" style:text-underline-style="none" fo:font-weight="bold" officeooo:rsid="001640f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27" style:family="text">
      <style:text-properties fo:color="#000000" style:font-name="Arial1" fo:letter-spacing="-0.0043in" fo:language="es" fo:country="MX" style:text-underline-style="none" fo:font-weight="bold" officeooo:rsid="001640f5" style:font-name-asian="Times New Roman" style:rfc-language-tag-asian="es-419" style:language-asian="es" style:font-weight-asian="bold" style:font-name-complex="Arial2" style:font-weight-complex="bold"/>
    </style:style>
    <style:style style:name="T28" style:family="text">
      <style:text-properties fo:color="#000000" style:font-name="Arial1" fo:letter-spacing="-0.0043in" fo:language="es" fo:country="MX" style:text-underline-style="none" fo:font-weight="bold" officeooo:rsid="001640f5" style:font-name-asian="Times New Roman" style:rfc-language-tag-asian="es-419" style:language-asian="es" style:font-weight-asian="bold" style:font-name-complex="Arial2"/>
    </style:style>
    <style:style style:name="T29" style:family="text">
      <style:text-properties fo:color="#000000" style:font-name="Arial1" fo:letter-spacing="-0.0043in" fo:language="es" fo:country="MX" style:text-underline-style="none" fo:font-weight="bold" officeooo:rsid="001640f5" style:font-name-asian="Times New Roman" style:font-weight-asian="bold" style:font-name-complex="Arial2" style:font-weight-complex="bold"/>
    </style:style>
    <style:style style:name="T30" style:family="text">
      <style:text-properties fo:color="#000000" style:font-name="Arial1" fo:letter-spacing="-0.0043in" fo:language="es" fo:country="MX" style:text-underline-style="none" fo:font-weight="bold" officeooo:rsid="001640f5" style:font-name-asian="Times New Roman" style:font-weight-asian="bold" style:font-name-complex="Arial2"/>
    </style:style>
    <style:style style:name="T31" style:family="text">
      <style:text-properties fo:color="#000000" style:font-name="Arial1" fo:letter-spacing="-0.0043in" fo:language="es" fo:country="MX" fo:font-weight="bold" officeooo:rsid="001640f5" style:font-name-asian="Times New Roman" style:font-weight-asian="bold" style:font-name-complex="Arial2" style:font-weight-complex="bold"/>
    </style:style>
    <style:style style:name="T32" style:family="text">
      <style:text-properties fo:color="#000000" style:font-name="Arial1" fo:letter-spacing="-0.0043in" fo:language="es" fo:country="MX" fo:font-weight="bold" officeooo:rsid="001640f5" fo:background-color="transparent" loext:char-shading-value="0" style:font-name-asian="Times New Roman" style:font-weight-asian="bold" style:font-name-complex="Arial2" style:font-weight-complex="bold"/>
    </style:style>
    <style:style style:name="T33" style:family="text">
      <style:text-properties fo:color="#000000" style:font-name="Arial Narrow" fo:font-size="8pt" fo:language="es" fo:country="MX" fo:font-weight="bold" officeooo:rsid="00092e57" fo:background-color="transparent" loext:char-shading-value="0" style:font-name-asian="Times New Roman" style:font-size-asian="8pt" style:rfc-language-tag-asian="es-419" style:language-asian="es" style:font-weight-asian="bold" style:font-name-complex="Calibri2" style:font-size-complex="8pt" style:font-weight-complex="bold"/>
    </style:style>
    <style:style style:name="T34" style:family="text">
      <style:text-properties fo:color="#000000" style:font-name="Arial Narrow" fo:font-size="8pt" fo:language="es" fo:country="MX" fo:font-weight="bold" officeooo:rsid="00199ebf" fo:background-color="transparent" loext:char-shading-value="0" style:font-name-asian="Times New Roman" style:font-size-asian="8pt" style:rfc-language-tag-asian="es-419" style:language-asian="es" style:font-weight-asian="bold" style:font-name-complex="Calibri2" style:font-size-complex="8pt" style:font-style-complex="italic" style:font-weight-complex="bold"/>
    </style:style>
    <style:style style:name="T35" style:family="text">
      <style:text-properties fo:color="#000000" style:font-name="Arial Narrow" fo:font-size="8pt" fo:language="es" fo:country="MX" fo:font-weight="bold" officeooo:rsid="000f28ea" fo:background-color="transparent" loext:char-shading-value="0" style:font-name-asian="Times New Roman" style:font-size-asian="8pt" style:rfc-language-tag-asian="es-419" style:language-asian="es" style:font-weight-asian="bold" style:font-name-complex="Calibri2" style:font-size-complex="8pt" style:font-style-complex="italic" style:font-weight-complex="bold"/>
    </style:style>
    <style:style style:name="T36" style:family="text">
      <style:text-properties fo:color="#000000" style:font-name="Arial Narrow" fo:font-size="8pt" fo:language="es" fo:country="MX" style:text-underline-style="none" fo:font-weight="bold" officeooo:rsid="00199ebf" fo:background-color="transparent" loext:char-shading-value="0" style:font-name-asian="Times New Roman" style:font-size-asian="8pt" style:rfc-language-tag-asian="es-419" style:language-asian="es" style:font-weight-asian="bold" style:font-name-complex="Calibri2" style:font-size-complex="8pt" style:font-style-complex="italic" style:font-weight-complex="bold"/>
    </style:style>
    <style:style style:name="T37" style:family="text">
      <style:text-properties fo:color="#000000" style:font-name="Arial Narrow" fo:language="es" fo:country="MX" style:text-underline-style="none" fo:font-weight="normal" officeooo:rsid="00092e57" style:font-name-asian="Times New Roman" style:rfc-language-tag-asian="es-419" style:language-asian="es" style:font-weight-asian="normal" style:font-name-complex="Calibri2" style:font-weight-complex="normal"/>
    </style:style>
    <style:style style:name="T38" style:family="text">
      <style:text-properties fo:color="#000000" style:font-name="Arial Narrow" fo:language="es" fo:country="MX" style:text-underline-style="none" fo:font-weight="normal" officeooo:rsid="00092e57" style:font-name-asian="Times New Roman" style:rfc-language-tag-asian="es-419" style:language-asian="es" style:font-weight-asian="normal" style:font-weight-complex="normal"/>
    </style:style>
    <style:style style:name="T39" style:family="text">
      <style:text-properties fo:color="#000000" style:font-name="Arial" fo:font-size="10pt" fo:language="es" fo:country="MX" fo:font-weight="bold" officeooo:rsid="00092e57" fo:background-color="transparent" loext:char-shading-value="0" style:font-name-asian="Times New Roman" style:font-size-asian="10pt" style:rfc-language-tag-asian="es-419" style:language-asian="es" style:font-weight-asian="bold" style:font-name-complex="Calibri2" style:font-size-complex="10pt" style:font-weight-complex="bold"/>
    </style:style>
    <style:style style:name="T40" style:family="text">
      <style:text-properties fo:color="#000000" style:font-name="Arial" fo:font-size="10pt" fo:language="es" fo:country="MX" style:text-underline-style="none" fo:font-weight="normal" officeooo:rsid="00092e57" style:font-name-asian="Times New Roman" style:font-size-asian="10pt" style:rfc-language-tag-asian="es-419" style:language-asian="es" style:font-weight-asian="normal" style:font-name-complex="Calibri2" style:font-size-complex="10pt" style:font-weight-complex="normal"/>
    </style:style>
    <style:style style:name="T41" style:family="text">
      <style:text-properties fo:color="#000000" style:font-name="Arial" fo:font-size="10pt" fo:language="es" fo:country="MX" style:text-underline-style="none" fo:font-weight="normal" officeooo:rsid="00092e57" style:font-name-asian="Times New Roman" style:font-size-asian="10pt" style:rfc-language-tag-asian="es-419" style:language-asian="es" style:font-weight-asian="normal" style:font-size-complex="10pt" style:font-weight-complex="normal"/>
    </style:style>
    <style:style style:name="T42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2" style:font-size-asian="7pt" style:rfc-language-tag-asian="es-419" style:language-asian="es" style:font-weight-asian="bold" style:font-name-complex="Arial2" style:font-size-complex="7pt" style:font-weight-complex="bold"/>
    </style:style>
    <style:style style:name="T43" style:family="text">
      <style:text-properties fo:color="#000000" style:font-name="Arial" fo:font-size="8pt" fo:language="es" fo:country="MX" fo:font-weight="normal" officeooo:rsid="0026a5ee" style:font-name-asian="Times New Roman1" style:font-size-asian="8pt" style:font-weight-asian="normal" style:font-name-complex="Calibri1" style:font-size-complex="8pt" style:font-weight-complex="normal"/>
    </style:style>
    <style:style style:name="T44" style:family="text">
      <style:text-properties fo:color="#000000" style:font-name="Arial" fo:language="es" fo:country="MX" officeooo:rsid="0026a5ee" style:font-name-asian="Times New Roman1" style:rfc-language-tag-asian="es-419" style:language-asian="es" style:font-name-complex="Calibri1"/>
    </style:style>
    <style:style style:name="T45" style:family="text">
      <style:text-properties fo:color="#000000" style:font-name="Arial" fo:language="es" fo:country="MX" fo:font-weight="normal" officeooo:rsid="0026a5ee" style:font-name-asian="Times New Roman1" style:rfc-language-tag-asian="es-419" style:language-asian="es" style:font-weight-asian="normal" style:font-name-complex="Calibri1" style:font-weight-complex="normal"/>
    </style:style>
    <style:style style:name="T46" style:family="text">
      <style:text-properties fo:color="#000000" fo:letter-spacing="-0.0043in" fo:language="es" fo:country="MX" fo:font-weight="bold" officeooo:rsid="001640f5" fo:background-color="transparent" loext:char-shading-value="0" style:font-name-asian="Times New Roman" style:font-weight-asian="bold" style:font-name-complex="Arial2" style:font-weight-complex="bold"/>
    </style:style>
    <style:style style:name="T47" style:family="text">
      <style:text-properties fo:color="#000000" fo:font-size="7pt" fo:letter-spacing="-0.0043in" fo:language="es" fo:country="MX" fo:font-weight="bold" officeooo:rsid="001640f5" fo:background-color="transparent" loext:char-shading-value="0" style:font-name-asian="Times New Roman" style:font-size-asian="7pt" style:font-weight-asian="bold" style:font-name-complex="Arial2" style:font-size-complex="7pt" style:font-weight-complex="bold"/>
    </style:style>
    <style:style style:name="T48" style:family="text">
      <style:text-properties fo:color="#000000" fo:font-size="9pt" fo:letter-spacing="-0.0043in" fo:language="es" fo:country="MX" fo:font-weight="bold" officeooo:rsid="001640f5" fo:background-color="transparent" loext:char-shading-value="0" style:font-name-asian="Calibri2" style:font-size-asian="9pt" style:rfc-language-tag-asian="es-419" style:language-asian="es" style:font-weight-asian="bold" style:font-name-complex="Arial2" style:font-size-complex="9pt" style:font-weight-complex="normal"/>
    </style:style>
    <style:style style:name="T49" style:family="text">
      <style:text-properties fo:color="#000000" fo:language="es" fo:country="MX" officeooo:rsid="00199ebf" style:font-name-asian="Times New Roman" style:font-name-complex="Calibri2" style:font-style-complex="italic"/>
    </style:style>
    <style:style style:name="T50" style:family="text">
      <style:text-properties style:font-name="Arial1" fo:font-size="8pt" fo:letter-spacing="-0.0043in" fo:font-weight="bold" officeooo:rsid="001640f5" style:font-name-asian="Times New Roman" style:font-size-asian="8pt" style:font-weight-asian="bold" style:font-name-complex="Arial2" style:font-size-complex="8pt" style:font-weight-complex="bold"/>
    </style:style>
    <style:style style:name="T51" style:family="text">
      <style:text-properties style:font-name="Arial1" style:text-underline-style="none" fo:font-weight="normal" style:font-weight-asian="normal" style:font-name-complex="Arial2" style:font-weight-complex="normal"/>
    </style:style>
    <style:style style:name="T52" style:family="text">
      <style:text-properties fo:background-color="transparent" loext:char-shading-value="0"/>
    </style:style>
    <style:style style:name="T53" style:family="text">
      <style:text-properties style:use-window-font-color="true" style:font-name="Arial Narrow1" fo:font-size="8pt" fo:language="es" fo:country="MX" fo:font-weight="bold" officeooo:rsid="0020aca5" fo:background-color="transparent" loext:char-shading-value="0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54" style:family="text">
      <style:text-properties style:use-window-font-color="true" style:font-name="Arial Narrow1" fo:font-size="8pt" fo:language="es" fo:country="MX" fo:font-weight="normal" officeooo:rsid="0020aca5" fo:background-color="transparent" loext:char-shading-value="0" style:font-name-asian="Times New Roman" style:font-size-asian="8pt" style:language-asian="es" style:country-asian="ES" style:font-weight-asian="normal" style:font-name-complex="Arial2" style:font-size-complex="8pt" style:font-weight-complex="normal"/>
    </style:style>
    <style:style style:name="T55" style:family="text">
      <style:text-properties style:use-window-font-color="true" style:font-name="Arial Narrow1" fo:font-size="7pt" fo:font-weight="bold" officeooo:rsid="0020aca5" fo:background-color="transparent" loext:char-shading-value="0" style:font-name-asian="Times New Roman" style:font-size-asian="7pt" style:language-asian="es" style:country-asian="ES" style:font-weight-asian="bold" style:font-name-complex="Arial2" style:font-size-complex="7pt" style:font-style-complex="italic" style:font-weight-complex="bold"/>
    </style:style>
    <style:style style:name="T56" style:family="text">
      <style:text-properties style:use-window-font-color="true" style:font-name="Arial Narrow1" fo:font-size="7pt" fo:font-weight="bold" officeooo:rsid="0020aca5" style:font-name-asian="Times New Roman" style:font-size-asian="7pt" style:language-asian="es" style:country-asian="ES" style:font-weight-asian="bold" style:font-name-complex="Arial2" style:font-size-complex="7pt" style:font-style-complex="italic" style:font-weight-complex="bold"/>
    </style:style>
    <style:style style:name="T57" style:family="text">
      <style:text-properties style:use-window-font-color="true" fo:letter-spacing="-0.0043in" fo:language="es" fo:country="MX" fo:font-weight="bold" officeooo:rsid="0020aca5" fo:background-color="transparent" loext:char-shading-value="0" style:font-name-asian="Times New Roman" style:language-asian="es" style:country-asian="ES" style:font-weight-asian="bold" style:font-name-complex="Arial2" style:font-weight-complex="bold"/>
    </style:style>
    <style:style style:name="T58" style:family="text">
      <style:text-properties style:font-name="Arial" fo:font-size="9pt" fo:language="es" fo:country="ES" fo:font-weight="bold" officeooo:rsid="0006460f" fo:background-color="transparent" loext:char-shading-value="0" style:font-name-asian="Calibri2" style:font-size-asian="9pt" style:font-weight-asian="bold" style:font-name-complex="Arial2" style:font-size-complex="9pt" style:font-weight-complex="bold"/>
    </style:style>
    <style:style style:name="T59" style:family="text">
      <style:text-properties style:font-name="Arial" fo:font-size="9pt" fo:language="es" fo:country="ES" fo:font-weight="bold" fo:background-color="transparent" loext:char-shading-value="0" style:font-size-asian="9pt" style:font-weight-asian="bold" style:font-name-complex="Arial2" style:font-size-complex="9pt" style:font-weight-complex="bold"/>
    </style:style>
    <style:style style:name="T60" style:family="text">
      <style:text-properties style:font-name="Arial" fo:font-size="6pt" officeooo:rsid="00d2f3b4" style:font-size-asian="6pt" style:font-size-complex="6pt"/>
    </style:style>
    <style:style style:name="T61" style:family="text">
      <style:text-properties fo:font-size="6pt" style:font-size-asian="6pt" style:font-size-complex="6pt"/>
    </style:style>
    <style:style style:name="T62" style:family="text">
      <style:text-properties fo:font-size="6pt" officeooo:rsid="01274abb" style:font-size-asian="6pt" style:font-size-complex="6pt"/>
    </style:style>
    <style:style style:name="T63" style:family="text">
      <style:text-properties fo:font-size="6pt" officeooo:rsid="00d936c0" style:font-size-asian="6pt" style:font-size-complex="6pt"/>
    </style:style>
    <style:style style:name="T64" style:family="text">
      <style:text-properties style:font-name="Arial Narrow" fo:font-size="8pt" fo:language="es" fo:country="MX" officeooo:rsid="00199ebf" fo:background-color="transparent" loext:char-shading-value="0" style:font-size-asian="8pt" style:font-size-complex="8pt" style:font-style-complex="italic"/>
    </style:style>
    <style:style style:name="T65" style:family="text">
      <style:text-properties style:font-name="Arial Narrow" fo:font-size="9.5pt" fo:language="es" fo:country="ES" fo:background-color="transparent" loext:char-shading-value="0" style:font-size-asian="9.5pt" style:font-name-complex="Arial" style:font-size-complex="9.5pt"/>
    </style:style>
    <style:style style:name="T66" style:family="text">
      <style:text-properties fo:font-weight="bold" officeooo:rsid="00a3ed95" style:font-weight-asian="bold" style:font-weight-complex="bold"/>
    </style:style>
    <style:style style:name="T67" style:family="text">
      <style:text-properties fo:language="es" fo:country="MX" officeooo:rsid="00199ebf" fo:background-color="transparent" loext:char-shading-value="0" style:font-style-complex="italic"/>
    </style:style>
    <style:style style:name="T68" style:family="text">
      <style:text-properties fo:letter-spacing="-0.0043in"/>
    </style:style>
    <style:style style:name="T69" style:family="text">
      <style:text-properties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loan_id" text:name="py3o.objects.loan_id"/>
        <text:user-field-decl office:value-type="string" office:string-value="proof_2.name" text:name="py3o.objects.proof_2.name"/>
        <text:user-field-decl office:value-type="string" office:string-value="proof_1.name" text:name="py3o.objects.proof_1.name"/>
        <text:user-field-decl office:value-type="string" office:string-value="int_rate_txt" text:name="py3o.objects.int_rate_txt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company_id.acc_clabe" text:name="py3o.obj.journal_repayment_id.bank_account_id.acc_clabe"/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partner_id.name" text:name="py3o.objects.partner_id.name"/>
        <text:user-field-decl office:value-type="string" office:string-value="proof_1.proof_2.name" text:name="py3o.objects.proof_1.group_ids.name"/>
        <text:user-field-decl office:value-type="string" office:string-value="loan_type.name" text:name="py3o.objects.loan_type.name"/>
        <text:user-field-decl office:value-type="string" office:string-value="loan_amount_txt" text:name="py3o.obj.loan_amount_txt"/>
        <text:user-field-decl office:value-type="string" office:string-value="late_fee_perc_txt" text:name="py3o.obj.late_fee_perc_txt"/>
      </text:user-field-decls>
      <text:p text:style-name="P36"><text:a xlink:type="simple" xlink:href="py3o://for=%22obj%20in%20objects%22" text:style-name="Internet_20_link" text:visited-style-name="Visited_20_Internet_20_Link"><text:span text:style-name="T60">for="obj in objects"</text:span></text:a></text:p>
      <text:p text:style-name="P28"><text:a xlink:type="simple" xlink:href="py3o://with=%22lang=obj.partner_id.lang%20or%20'en_US'%22" text:style-name="Internet_20_link" text:visited-style-name="Visited_20_Internet_20_Link"><text:span text:style-name="T60">with="lang=obj.partner_id.lang or 'en_US'"</text:span></text:a></text:p>
      <text:p text:style-name="P27"><text:a xlink:type="simple" xlink:href="py3o://with=%22o=obj.with_context(lang=lang)%22" text:style-name="Internet_20_link" text:visited-style-name="Visited_20_Internet_20_Link"><text:span text:style-name="T63">with="o=obj.with_context(lang=lang)"</text:span></text:a></text:p>
      <text:p text:style-name="P12"><text:bookmark-start text:name="_Hlk35589024"/>“ANEXO B”</text:p>
      <text:p text:style-name="P12"><text:bookmark-start text:name="_Hlk35347525"/><text:bookmark-start text:name="_Hlk35589014"/>FORMATO DE CESIÓN DE DERECHOS<text:bookmark-end text:name="_Hlk35589014"/></text:p>
      <text:p text:style-name="P12"><text:bookmark-end text:name="_Hlk35347525"/><text:bookmark-start text:name="_Hlk35342836"/><text:bookmark-end text:name="_Hlk35589024"/>DEX ONE FOMENTO MÉXICO, S.A.P.I. DE C.V., SOFOM, E.N.R.<text:bookmark-end text:name="_Hlk35342836"/><text:bookmark text:name="_Hlk35360885"/></text:p>
      <text:p text:style-name="P17"/>
      <text:p text:style-name="P23"><text:span text:style-name="Fuente_20_de_20_párrafo_20_predeter."><text:span text:style-name="T25"><text:text-input text:description="py3o://function=&quot;format_datetime(o.approve_date, format='full', locale='es_MX')&quot;">[approve_date]</text:text-input></text:span></text:span></text:p>
      <text:p text:style-name="P17"/>
      <text:p text:style-name="P8"><text:span text:style-name="T12">CONTRATO DE FACTORAJE FINANCIERO NÚMERO: </text:span><text:bookmark text:name="_Hlk35362522"/><text:span text:style-name="Fuente_20_de_20_párrafo_20_predeter."><text:span text:style-name="T22"><text:user-field-get text:name="py3o.objects.loan_id">loan_id</text:user-field-get></text:span></text:span></text:p>
      <text:p text:style-name="P16">CESIÓN DE DERECHOS (ANEXO B) NÚMERO:</text:p>
      <text:p text:style-name="P16">Nº DE RELACIONES: </text:p>
      <text:p text:style-name="P8"><text:span text:style-name="T12">ACREDITADO: </text:span><text:span text:style-name="Fuente_20_de_20_párrafo_20_predeter."><text:span text:style-name="T22"><text:user-field-get text:name="py3o.obj.partner_id.name">partner_id</text:user-field-get></text:span></text:span></text:p>
      <text:p text:style-name="P10"/>
      <text:p text:style-name="P4"><text:span text:style-name="T4">ANEXO B DEL </text:span><text:bookmark-start text:name="_Hlk35358177"/><text:span text:style-name="T4">CONTRATO NORMATIVO DE FACTORAJE FINANCIERO </text:span><text:bookmark-end text:name="_Hlk35358177"/><text:span text:style-name="T4">QUE CELEBRAN, EN ADELANTE EL “CONTRATO” O EL “FACTORAJE”:</text:span></text:p>
      <text:list xml:id="list1115913191" text:style-name="WWNum1">
        <text:list-item>
          <text:p text:style-name="P33"><text:bookmark-start text:name="_Hlk31851732"/><text:span text:style-name="T8">DEX ONE FOMENTO MÉXICO, </text:span><text:bookmark-end text:name="_Hlk31851732"/><text:span text:style-name="T6">SOCIEDAD ANÓNIMA PROMOTORA DE INVERSIÓN DE CAPITAL VARIABLE, SOCIEDAD FINANCIERA DE OBJETO MÚLTIPLE, ENTIDAD NO REGULADA, REPRESENTADA POR SU(S) APODERADO(S) LEGAL(ES), A QUIEN SE LE DENOMINARÁ COMO “ACREDITANTE”.</text:span></text:p>
        </text:list-item>
        <text:list-item>
          <text:p text:style-name="P33"><text:span text:style-name="Fuente_20_de_20_párrafo_20_predeter."><text:span text:style-name="T22"><text:user-field-get text:name="py3o.obj.partner_id.name">partner_id</text:user-field-get></text:span></text:span><text:span text:style-name="T19">,</text:span><text:span text:style-name="T6"> REPRESENTADA POR EL(LA) C. </text:span><text:span text:style-name="Fuente_20_de_20_párrafo_20_predeter."><text:span text:style-name="T22"><text:user-field-get text:name="py3o.objects.proof_2.name">proof_2.name</text:user-field-get></text:span></text:span><text:span text:style-name="T21"><text:s/></text:span><text:span text:style-name="T6">EN SU CARÁCTER DE REPRESTENTANTE LEGAL O APODERADO (SEGÚN SEA EL CASO), A QUIEN SE DENOMINARÁ COMO “EL ACREDITADO”.</text:span></text:p>
        </text:list-item>
        <text:list-item>
          <text:p text:style-name="P33"><text:span text:style-name="Fuente_20_de_20_párrafo_20_predeter."><text:span text:style-name="T22"><text:user-field-get text:name="py3o.obj.partner_id.name">partner_id</text:user-field-get></text:span></text:span><text:span text:style-name="T19">,</text:span><text:span text:style-name="T6"> EN SU CASO, REPRESENTADA POR EL(LA) C. </text:span><text:span text:style-name="Fuente_20_de_20_párrafo_20_predeter."><text:span text:style-name="T22"><text:user-field-get text:name="py3o.objects.proof_1.name">proof_1.name</text:user-field-get></text:span></text:span><text:span text:style-name="T6">, COMO AVAL(ES) U OBLIGADO(S) SOLIDARIO(S), DEL(LOS) CRÉDITO(S) QUE AMPARE(N) ESTE CONTRATO.</text:span></text:p>
        </text:list-item>
      </text:list>
      <text:p text:style-name="P10">TODOS LOS ANTERIORES EN FORMA CONJUNTA SERÁN DESIGNADOS COMO “LAS PARTES”, DE CONFORMIDAD CON LAS DECLARACIONES Y CLÁUSULAS SIGUIENTES:</text:p>
      <text:p text:style-name="P13">D E C L A R A C I O N E S</text:p>
      <text:p text:style-name="P11">Las P<text:span text:style-name="T52">artes declaran que:</text:span></text:p>
      <text:list xml:id="list2838877931" text:style-name="WWNum2">
        <text:list-item>
          <text:p text:style-name="P34"><text:span text:style-name="T12">Con fecha </text:span><text:span text:style-name="Fuente_20_de_20_párrafo_20_predeter."><text:span text:style-name="T24"><text:text-input text:description="py3o://function=&quot;format_datetime(o.approve_date, format='full', locale='es_MX')&quot;">[approve_date]</text:text-input></text:span></text:span><text:span text:style-name="T12">, celebraron un Contrato Normativo de Factoraje Financiero (el “Contrato”), identificado con el numeral </text:span><text:span text:style-name="T53"><text:user-field-get text:name="py3o.objects.loan_id">loan_id</text:user-field-get></text:span><text:span text:style-name="T54">, por virtud del cual el ACREDITADO convino con ACREDITANTE la transmisión del porcentaje, que más adelante se indicará, de los Derechos de Crédito presentes o futuros a favor del ACREDITADO, y del cual ambas Partes conocen los términos y condiciones del Contrato.</text:span></text:p>
        </text:list-item>
        <text:list-item>
          <text:p text:style-name="P34"><text:span text:style-name="T12">Que ratifican lo declarado en el contrato normativo de factoraje financiero </text:span><text:span text:style-name="T53"><text:user-field-get text:name="py3o.objects.loan_id">loan_id</text:user-field-get></text:span><text:span text:style-name="T12"><text:s/>y s</text:span><text:span text:style-name="T4">us anexos, por tanto, se reconocen mutuamente la personalidad con la que los representantes de las Partes celebraron el Contrato y celebran el presente Anexo B.</text:span></text:p>
        </text:list-item>
      </text:list>
      <text:p text:style-name="P13"/>
      <text:p text:style-name="P13">C L Á U S U L A S</text:p>
      <text:p text:style-name="P13"/>
      <text:p text:style-name="P6"><text:span text:style-name="T9">PRIMERA</text:span><text:span text:style-name="T4">. En términos de la cláusula “DÉCIMA QUINTA. MODALIDAD DEL FACTORAJE” del contrato, las partes pactan que las operaciones derivadas del contrato normativo serán de </text:span><text:span text:style-name="Fuente_20_de_20_párrafo_20_predeter."><text:span text:style-name="T20"><text:user-field-get text:name="py3o.objects.loan_type.name">loan_type.name</text:user-field-get></text:span></text:span><text:span text:style-name="T4">. </text:span></text:p>
      <text:p text:style-name="P6"><text:span text:style-name="T9">SEGUNDA</text:span><text:span text:style-name="T4">. El ACREDITADO transmite en este acto a ACREDITANTE y este acepta, la transmisión de los Derechos de Crédito que se detallan en la siguiente “RELACIÓN DE DOCUMENTOS CEDIDOS”, por las cantidades a</text:span><text:span text:style-name="T12">hí consignadas y cuyo “ANTICIPO A PAGAR”, acorde con los términos y condiciones establecidas en el Contrato Normativo de Factoraje Financiero </text:span><text:span text:style-name="T53"><text:user-field-get text:name="py3o.objects.loan_id">loan_id</text:user-field-get></text:span><text:span text:style-name="T53">,</text:span><text:span text:style-name="T12"> el ACRE</text:span><text:span text:style-name="T4">DITANTE paga en este acto al ACREDITADO.</text:span></text:p>
      <text:p text:style-name="P10"/>
      <text:p text:style-name="P3"><text:bookmark-start text:name="_Hlk35362568"/><text:span text:style-name="T4">RELACIÓN DE DOCUMENTOS CEDIDOS </text:span><text:bookmark-end text:name="_Hlk35362568"/><text:span text:style-name="T4">A: DEX ONE FOMENTO MÉXICO, S.A.P.I. DE C.V., SOFOM, E.N.R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 table:style-name="Table1.1">
          <table:table-cell table:style-name="Table1.A1" office:value-type="string">
            <text:p text:style-name="P9">EMISOR O DEUDOR</text:p>
          </table:table-cell>
          <table:table-cell table:style-name="Table1.B1" office:value-type="string">
            <text:p text:style-name="P9">DOCUMENTO NO.</text:p>
          </table:table-cell>
          <table:table-cell table:style-name="Table1.B1" office:value-type="string">
            <text:p text:style-name="P9">TIPO DE DOCUMENTO</text:p>
          </table:table-cell>
          <table:table-cell table:style-name="Table1.B1" office:value-type="string">
            <text:p text:style-name="P9">FECHA DE EMISIÓN</text:p>
          </table:table-cell>
          <table:table-cell table:style-name="Table1.B1" office:value-type="string">
            <text:p text:style-name="P9">FECHA DE COBRO</text:p>
          </table:table-cell>
          <table:table-cell table:style-name="Table1.B1" office:value-type="string">
            <text:p text:style-name="P9">IMPORTE DEL DOCUMENTO</text:p>
          </table:table-cell>
          <table:table-cell table:style-name="Table1.B1" office:value-type="string">
            <text:p text:style-name="P9">ANTICIPO A PAGAR</text:p>
          </table:table-cell>
          <table:table-cell table:style-name="Table1.H1" office:value-type="string">
            <text:p text:style-name="P15">AFORO</text:p>
          </table:table-cell>
        </table:table-row>
        <table:table-row table:style-name="Table1.2">
          <table:table-cell table:style-name="Table1.A1" office:value-type="string">
            <text:p text:style-name="P38"><text:span text:style-name="Fuente_20_de_20_párrafo_20_predeter."><text:span text:style-name="T47"><text:user-field-get text:name="py3o.obj.partner_id.name">partner_id</text:user-field-get></text:span></text:span></text:p>
          </table:table-cell>
          <table:table-cell table:style-name="Table1.B1" office:value-type="string">
            <text:p text:style-name="P35"><text:user-field-get text:name="py3o.objects.loan_id">loan_id</text:user-field-get></text:p>
          </table:table-cell>
          <table:table-cell table:style-name="Table1.B1" office:value-type="string">
            <text:p text:style-name="P41"><text:span text:style-name="Fuente_20_de_20_párrafo_20_predeter."><text:span text:style-name="T57"><text:user-field-get text:name="py3o.objects.loan_type.name">loan_type.name</text:user-field-get></text:span></text:span></text:p>
          </table:table-cell>
          <table:table-cell table:style-name="Table1.B1" office:value-type="string">
            <text:p text:style-name="P40"><text:text-input text:description="py3o://function=&quot;format_datetime(o.approve_date, format='full', locale='es_MX')&quot;">[approve_date]</text:text-input></text:p>
          </table:table-cell>
          <table:table-cell table:style-name="Table1.B1" office:value-type="string">
            <text:p text:style-name="P43"><text:span text:style-name="Fuente_20_de_20_párrafo_20_predeter."><text:span text:style-name="T16"><text:text-input text:description="py3o://function=&quot;format_datetime(o.start_date, format='full', locale='es_MX')&quot;">[start_date]</text:text-input></text:span></text:span></text:p>
          </table:table-cell>
          <table:table-cell table:style-name="Table1.B1" office:value-type="string">
            <text:p text:style-name="P45"><text:span text:style-name="Fuente_20_de_20_párrafo_20_predeter."><text:span text:style-name="T17"><text:text-input text:description="py3o://function=&quot;o_format_lang(o.pmt_cal,lang_code=lang)&quot;">[pmt_cal]</text:text-input></text:span></text:span></text:p>
          </table:table-cell>
          <table:table-cell table:style-name="Table1.B1" office:value-type="string">
            <text:p text:style-name="P44"><text:span text:style-name="Fuente_20_de_20_párrafo_20_predeter."><text:span text:style-name="T18"><text:text-input text:description="py3o://function=&quot;o_format_lang(o.pmt_cal,lang_code=lang)&quot;">[pmt_cal]</text:text-input></text:span></text:span></text:p>
          </table:table-cell>
          <table:table-cell table:style-name="Table1.H1" office:value-type="string">
            <text:p text:style-name="P46"><text:span text:style-name="Fuente_20_de_20_párrafo_20_predeter."><text:span text:style-name="T49"><text:text-input text:description="py3o://function=&quot;o_format_lang(o.sum_int_tax,lang_code=lang)&quot;">[sum_int_tax]</text:text-input></text:span></text:span></text:p>
          </table:table-cell>
        </table:table-row>
        <table:table-row table:style-name="Table1.3">
          <table:table-cell table:style-name="Table1.A1" table:number-columns-spanned="5" office:value-type="string">
            <text:p text:style-name="P39">Importe Total</text:p>
          </table:table-cell>
          <table:covered-table-cell/>
          <table:covered-table-cell/>
          <table:covered-table-cell/>
          <table:covered-table-cell/>
          <table:table-cell table:style-name="Table1.F3" office:value-type="string">
            <text:p text:style-name="P42"><text:span text:style-name="Fuente_20_de_20_párrafo_20_predeter."><text:span text:style-name="T17"><text:text-input text:description="py3o://function=&quot;o_format_lang(o.sum_installment,lang_code=lang)&quot;">[sum_installment]</text:text-input></text:span></text:span></text:p>
          </table:table-cell>
          <table:table-cell table:style-name="Table1.F3" office:value-type="string">
            <text:p text:style-name="P42"><text:span text:style-name="Fuente_20_de_20_párrafo_20_predeter."><text:span text:style-name="T17"><text:text-input text:description="py3o://function=&quot;o_format_lang(o.sum_total,lang_code=lang)&quot;">[sum_total]</text:text-input></text:span></text:span></text:p>
          </table:table-cell>
          <table:table-cell table:style-name="Table1.H3" office:value-type="string">
            <text:p text:style-name="P42"><text:span text:style-name="Fuente_20_de_20_párrafo_20_predeter."><text:span text:style-name="T17"><text:text-input text:description="py3o://function=&quot;o_format_lang(o.sum_interest,lang_code=lang)&quot;">[sum_interest]</text:text-input></text:span></text:span></text:p>
          </table:table-cell>
        </table:table-row>
      </table:table>
      <text:p text:style-name="P9"/>
      <text:p text:style-name="P5"><text:span text:style-name="T4">En este acto, </text:span><text:span text:style-name="Fuente_20_de_20_párrafo_20_predeter."><text:span text:style-name="T22"><text:user-field-get text:name="py3o.objects.proof_2.name">proof_2.name</text:user-field-get></text:span></text:span><text:span text:style-name="T21"><text:s/></text:span><text:span text:style-name="T4">de en representación de </text:span><text:span text:style-name="Fuente_20_de_20_párrafo_20_predeter."><text:span text:style-name="T22"><text:user-field-get text:name="py3o.obj.partner_id.name">partner_id</text:user-field-get></text:span></text:span><text:span text:style-name="T4">, endoso en propiedad a favor de Dex One Fomento México, S.A.P.I. de C.V., SOFOM, E.N.R. o a quien sus derechos represente, los Derechos de Crédito que se describen en el presente Anexo B, sin reserva ni limitación alguna. </text:span></text:p>
      <text:p text:style-name="P10">La transmisión que por virtud de este contrato se celebra, se lleva a cabo sin reserva ni limitación alguna e incluye todos los derechos accesorios tales como los intereses que en su caso hubieran sido pactados y las garantías otorgadas en relación con los mismos. </text:p>
      <text:p text:style-name="P4"><text:bookmark-start text:name="_Hlk35599255"/><text:span text:style-name="T9">TERCERA</text:span><text:span text:style-name="T4">. </text:span><text:bookmark-end text:name="_Hlk35599255"/><text:span text:style-name="T4">El ACREDITADO garantiza al ACREDITANTE la existencia y legitimidad de los Derechos de Crédito cedidos. </text:span><text:bookmark text:name="_Hlk35599098"/></text:p>
      <text:p text:style-name="P4"><text:span text:style-name="T9">CUARTA</text:span><text:span text:style-name="T4">. En su caso, el ACREDITADO entrega a ACREDITANTE en este acto todos los documentos necesarios para realizar la cobranza y los comprobantes que permitan garantizar la existencia del o los Derechos de Crédito cedidos. Dichos documentos incluyen los endosos o leyendas que se indican en el Contrato.</text:span></text:p>
      <text:p text:style-name="P5"><text:span text:style-name="T9">QUINTA</text:span><text:span text:style-name="T4">. En términos del Contrato, las partes expresamente acuerdan que la tasa de interés ordinaria (descuento) aplicable es del </text:span><text:span text:style-name="Fuente_20_de_20_párrafo_20_predeter."><text:span text:style-name="T26"><text:text-input text:description="py3o://function=&quot;o_format_lang(o.int_rate,lang_code=lang)&quot;">[int_rate]</text:text-input></text:span></text:span><text:span text:style-name="T4"><text:s/></text:span><text:span text:style-name="T5">(</text:span><text:span text:style-name="Fuente_20_de_20_párrafo_20_predeter."><text:span text:style-name="T22"><text:user-field-get text:name="py3o.objects.int_rate_txt">int_rate_txt</text:user-field-get></text:span></text:span><text:span text:style-name="Fuente_20_de_20_párrafo_20_predeter."><text:span text:style-name="T58">).</text:span></text:span></text:p>
      <text:p text:style-name="P10">Para el caso de que los Derechos de Crédito no se liquiden oportunamente, en términos del contrato, las partes convienen en que se aplicará un interés moratorio sobre saldos insoluto<text:span text:style-name="T52">s diarios, computados desde la fecha de vencimiento del Plazo de Vigencia del Contrato de los Derechos de Crédito transmitidos hasta su liquidación total calculados a razón de 2 (dos) veces la Tasa de Interés Ordinaria Anual. </text:span></text:p>
      <text:p text:style-name="P37"><text:span text:style-name="T10">SEXTA</text:span><text:span text:style-name="T12">. En términos del Contrato, el ACREDITADO paga en este acto a ACREDITANTE, por concepto de Comisión por Operación: </text:span><text:span text:style-name="Fuente_20_de_20_párrafo_20_predeter."><text:span text:style-name="T65">$ </text:span></text:span><text:span text:style-name="Fuente_20_de_20_párrafo_20_predeter."><text:span text:style-name="T34"><text:text-input text:description="py3o://function=&quot;o_format_lang(o.loan_amount,lang_code=lang)&quot;">[loan_amount]</text:text-input></text:span></text:span><text:span text:style-name="Fuente_20_de_20_párrafo_20_predeter."><text:span text:style-name="T65"><text:s/>(</text:span></text:span><text:span text:style-name="Fuente_20_de_20_párrafo_20_predeter."><text:span text:style-name="T34"><text:user-field-get text:name="py3o.obj.loan_amount_txt">loan_amount_txt</text:user-field-get></text:span></text:span><text:span text:style-name="Fuente_20_de_20_párrafo_20_predeter."><text:span text:style-name="T59">).</text:span></text:span><text:span text:style-name="T12"> siendo el equivalente al </text:span><text:span text:style-name="Fuente_20_de_20_párrafo_20_predeter."><text:span text:style-name="T36"><text:text-input text:description="py3o://function=&quot;o_format_lang(o.late_fee_perc,lang_code=lang)&quot;">[late_fee_perc]</text:text-input></text:span></text:span><text:span text:style-name="Fuente_20_de_20_párrafo_20_predeter."><text:span text:style-name="T42">%</text:span></text:span><text:span text:style-name="T12"> </text:span><text:span text:style-name="T11">(</text:span><text:span text:style-name="Fuente_20_de_20_párrafo_20_predeter."><text:span text:style-name="T34"><text:user-field-get text:name="py3o.obj.late_fee_perc_txt">late_fee_perc_txt</text:user-field-get></text:span></text:span><text:span text:style-name="Fuente_20_de_20_párrafo_20_predeter."><text:span text:style-name="T35">)</text:span></text:span><text:span text:style-name="T4"> de la operación.</text:span></text:p>
      <text:p text:style-name="P4"><text:span text:style-name="T9">SÉPTIMA</text:span><text:span text:style-name="T4">. En términos del Contrato, todo pago que el ACREDITADO efectúe deberá realizarse mediante depósito o transferencia bancaria a la(s) cuenta(s) abierta(s) a favor del ACREDITANTE: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">Número de cuenta</text:p>
          </table:table-cell>
          <table:table-cell table:style-name="Table2.B1" office:value-type="string">
            <text:p text:style-name="P10">Institución de Crédito</text:p>
          </table:table-cell>
          <table:table-cell table:style-name="Table2.C1" office:value-type="string">
            <text:p text:style-name="P10"># CLABE</text:p>
          </table:table-cell>
        </table:table-row>
        <table:table-row table:style-name="Table2.1">
          <table:table-cell table:style-name="Table2.A2" office:value-type="string">
            <text:p text:style-name="P30"><text:span text:style-name="Fuente_20_de_20_párrafo_20_predeter."><text:span text:style-name="T22"><text:user-field-get text:name="py3o.obj.journal_repayment_id.bank_account_id.acc_number">repayment_bank_num</text:user-field-get></text:span></text:span></text:p>
          </table:table-cell>
          <table:table-cell table:style-name="Table2.B2" office:value-type="string">
            <text:p text:style-name="P30"><text:span text:style-name="Fuente_20_de_20_párrafo_20_predeter."><text:span text:style-name="T22"><text:user-field-get text:name="py3o.obj.journal_repayment_id.bank_id.name">repayment_bank</text:user-field-get></text:span></text:span></text:p>
          </table:table-cell>
          <table:table-cell table:style-name="Table2.C2" office:value-type="string">
            <text:p text:style-name="P30"><text:span text:style-name="Fuente_20_de_20_párrafo_20_predeter."><text:span text:style-name="T22"><text:user-field-get text:name="py3o.obj.journal_repayment_id.bank_account_id.acc_clabe">company_id.acc_clabe</text:user-field-get></text:span></text:span></text:p>
          </table:table-cell>
        </table:table-row>
      </table:table>
      <text:p text:style-name="P4"><text:span text:style-name="T9">OCTAVA</text:span><text:span text:style-name="T4">. De conformidad con el artículo 87-F de la Ley General de Organizaciones y Actividades Auxiliares del Crédito, este Contrato es un título ejecutivo que trae aparejada ejecución.</text:span></text:p>
      <text:p text:style-name="P4"><text:soft-page-break/><text:span text:style-name="T9">NOVENA</text:span><text:span text:style-name="T4">. Las Partes convienen expresamente en dar por reproducido íntegramente el Contrato Normativo de Factoraje Financiero descrito en la Declaración </text:span><text:span text:style-name="T9">I</text:span><text:span text:style-name="T4"> de este Anexo B, como si a la letra se insertare para todos los efectos legales a que haya lugar.</text:span></text:p>
      <text:p text:style-name="P10">El (los) Obligado (s) Solidario y/o Aval (es) garantizan las obligaciones a cargo de “EL FACTORADO” o “CEDENTE” en los términos del Contrato Normativo de Factoraje Financiero.</text:p>
      <text:p text:style-name="P14"/>
      <text:p text:style-name="P7"><text:span text:style-name="T4">Se firma el presente Anexo “B”, el cual forma parte integrante del Contrato Normativo de Factoraje Financiero de No. </text:span><text:span text:style-name="T53"><text:user-field-get text:name="py3o.objects.loan_id">loan_id</text:user-field-get></text:span><text:span text:style-name="T53"><text:s/></text:span><text:span text:style-name="T4">en la </text:span><text:span text:style-name="Fuente_20_de_20_párrafo_20_predeter."><text:span text:style-name="T23"><text:user-field-get text:name="py3o.objects.company_id.city">city</text:user-field-get></text:span></text:span><text:span text:style-name="Fuente_20_de_20_párrafo_20_predeter."><text:span text:style-name="T33">, <text:s/></text:span></text:span><text:span text:style-name="Fuente_20_de_20_párrafo_20_predeter."><text:span text:style-name="T23"><text:user-field-get text:name="py3o.objects.company_id.country_id.name">country_id</text:user-field-get></text:span></text:span><text:span text:style-name="Fuente_20_de_20_párrafo_20_predeter."><text:span text:style-name="T39">,</text:span></text:span><text:span text:style-name="T4"> en las fechas que se indican en cada una de las firmas que se muestran a continuación. </text:span></text:p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/>
          </table:table-cell>
          <table:table-cell table:style-name="Table3.B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2">
          <table:table-cell table:style-name="Table3.A2" office:value-type="string">
            <text:p text:style-name="P18"/>
            <text:p text:style-name="P20">REPRESENTANTE LEGAL</text:p>
            <text:p text:style-name="P20">DEX ONE FOMENTO MÉXICO, S.A.P.I. DE C.V., SOFOM ENR</text:p>
            <text:p text:style-name="P21"><text:span text:style-name="Fuente_20_de_20_párrafo_20_predeter."><text:span text:style-name="T28"><text:user-field-get text:name="py3o.objects.company_id.city">city</text:user-field-get></text:span></text:span><text:span text:style-name="Fuente_20_de_20_párrafo_20_predeter."><text:span text:style-name="T38">, <text:s/></text:span></text:span><text:span text:style-name="Fuente_20_de_20_párrafo_20_predeter."><text:span text:style-name="T28"><text:user-field-get text:name="py3o.objects.company_id.country_id.name">country_id</text:user-field-get></text:span></text:span><text:span text:style-name="Fuente_20_de_20_párrafo_20_predeter."><text:span text:style-name="T41">,</text:span></text:span><text:span text:style-name="T51"> </text:span><text:span text:style-name="Fuente_20_de_20_párrafo_20_predeter."><text:span text:style-name="T30"><text:text-input text:description="py3o://function=&quot;format_datetime(o.approve_date, format='full', locale='es_MX')&quot;">[approve_date]</text:text-input></text:span></text:span></text:p>
          </table:table-cell>
          <table:table-cell table:style-name="Table3.B1" office:value-type="string">
            <text:p text:style-name="P16"/>
          </table:table-cell>
          <table:table-cell table:style-name="Table3.A2" office:value-type="string">
            <text:p text:style-name="P29"><text:span text:style-name="Fuente_20_de_20_párrafo_20_predeter."><text:span text:style-name="T50"><text:user-field-get text:name="py3o.objects.partner_id.name">partner_id.name</text:user-field-get></text:span></text:span></text:p>
            <text:p text:style-name="P22"><text:bookmark text:name="_Hlk35360400"/>REPRESENTANTE LEGAL</text:p>
            <text:p text:style-name="P31"><text:span text:style-name="Fuente_20_de_20_párrafo_20_predeter."><text:span text:style-name="T31"><text:user-field-get text:name="py3o.objects.proof_2.name">proof_2.name</text:user-field-get></text:span></text:span></text:p>
            <text:p text:style-name="P19"><text:span text:style-name="Fuente_20_de_20_párrafo_20_predeter."><text:span text:style-name="T27"><text:user-field-get text:name="py3o.objects.company_id.city">city</text:user-field-get></text:span></text:span><text:span text:style-name="Fuente_20_de_20_párrafo_20_predeter."><text:span text:style-name="T37">, <text:s/></text:span></text:span><text:span text:style-name="Fuente_20_de_20_párrafo_20_predeter."><text:span text:style-name="T27"><text:user-field-get text:name="py3o.objects.company_id.country_id.name">country_id</text:user-field-get></text:span></text:span><text:span text:style-name="Fuente_20_de_20_párrafo_20_predeter."><text:span text:style-name="T40">,</text:span></text:span><text:span text:style-name="T51"> </text:span><text:span text:style-name="Fuente_20_de_20_párrafo_20_predeter."><text:span text:style-name="T29"><text:text-input text:description="py3o://function=&quot;format_datetime(o.approve_date, format='full', locale='es_MX')&quot;">[approve_date]</text:text-input></text:span></text:span></text:p>
          </table:table-cell>
        </table:table-row>
        <table:table-row table:style-name="Table3.3">
          <table:table-cell table:style-name="Table3.A1" office:value-type="string">
            <text:p text:style-name="P18"/>
            <text:p text:style-name="P17"/>
            <text:p text:style-name="P16"/>
          </table:table-cell>
          <table:table-cell table:style-name="Table3.B1" office:value-type="string">
            <text:p text:style-name="P16"/>
          </table:table-cell>
          <table:table-cell table:style-name="Table3.B1" office:value-type="string">
            <text:p text:style-name="P16"/>
          </table:table-cell>
        </table:table-row>
        <table:table-row table:style-name="Table3.4">
          <table:table-cell table:style-name="Table3.A2" office:value-type="string">
            <text:p text:style-name="P32"><text:span text:style-name="Fuente_20_de_20_párrafo_20_predeter."><text:span text:style-name="T31"><text:user-field-get text:name="py3o.objects.proof_1.name">proof_1.name</text:user-field-get></text:span></text:span></text:p>
            <text:p text:style-name="P31"><text:span text:style-name="Fuente_20_de_20_párrafo_20_predeter."><text:span text:style-name="T31"><text:user-field-get text:name="py3o.objects.proof_1.group_ids.name">proof_1.proof_2.name</text:user-field-get></text:span></text:span></text:p>
            <text:p text:style-name="P19"><text:span text:style-name="Fuente_20_de_20_párrafo_20_predeter."><text:span text:style-name="T27"><text:user-field-get text:name="py3o.objects.company_id.city">city</text:user-field-get></text:span></text:span><text:span text:style-name="Fuente_20_de_20_párrafo_20_predeter."><text:span text:style-name="T37">, <text:s/></text:span></text:span><text:span text:style-name="Fuente_20_de_20_párrafo_20_predeter."><text:span text:style-name="T27"><text:user-field-get text:name="py3o.objects.company_id.country_id.name">country_id</text:user-field-get></text:span></text:span><text:span text:style-name="Fuente_20_de_20_párrafo_20_predeter."><text:span text:style-name="T40">,</text:span></text:span><text:span text:style-name="T51"> </text:span><text:span text:style-name="Fuente_20_de_20_párrafo_20_predeter."><text:span text:style-name="T29"><text:text-input text:description="py3o://function=&quot;format_datetime(o.approve_date, format='full', locale='es_MX')&quot;">[approve_date]</text:text-input></text:span></text:span></text:p>
          </table:table-cell>
          <table:table-cell table:style-name="Table3.B1" office:value-type="string">
            <text:p text:style-name="P16"/>
          </table:table-cell>
          <table:table-cell table:style-name="Table3.B1" office:value-type="string">
            <text:p text:style-name="P24"><text:bookmark text:name="_Hlk35364627"/></text:p>
          </table:table-cell>
        </table:table-row>
      </table:table>
      <text:p text:style-name="P26"><text:a xlink:type="simple" xlink:href="py3o:///with" text:style-name="Internet_20_link" text:visited-style-name="Visited_20_Internet_20_Link"><text:span text:style-name="T61">/with</text:span></text:a></text:p>
      <text:p text:style-name="P26"><text:a xlink:type="simple" xlink:href="py3o:///with" text:style-name="Internet_20_link" text:visited-style-name="Visited_20_Internet_20_Link"><text:span text:style-name="T61">/with</text:span></text:a></text:p>
      <text:p text:style-name="P25"><text:a xlink:type="simple" xlink:href="py3o:///for" text:style-name="Internet_20_link" text:visited-style-name="Visited_20_Internet_20_Link"><text:span text:style-name="T6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Arial Narrow1" fo:font-family="'Arial Narrow'" style:font-family-generic="roman" style:font-pitch="variable" fo:font-size="8pt" fo:font-weight="bold" style:font-weight-asian="bold" style:font-weight-complex="bold"/>
    </style:style>
    <style:style style:name="ListLabel_20_2" style:display-name="ListLabel 2" style:family="text">
      <style:text-properties style:font-name="Arial Narrow1" fo:font-family="'Arial Narrow'" style:font-family-generic="roman" style:font-pitch="variable" fo:font-size="8pt" fo:font-style="normal" fo:font-weight="bold" style:font-size-asian="8pt" style:font-style-asian="normal" style:font-weight-asian="bold" style:font-weight-complex="bold"/>
    </style:style>
    <style:style style:name="ListLabel_20_3" style:display-name="ListLabel 3" style:family="text">
      <style:text-properties fo:font-size="8pt" fo:font-style="normal" fo:font-weight="normal" style:font-size-asian="8pt" style:font-style-asian="normal" style:font-weight-asian="norma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)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 Narrow1" fo:font-size="8pt" style:font-size-asian="8pt" style:font-name-complex="Arial2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 Narrow1" fo:font-size="9pt" style:font-size-asian="9pt" style:font-size-complex="9pt"/>
    </style:style>
    <style:style style:name="MT2" style:family="text">
      <style:text-properties style:font-name="Arial Narrow1" fo:font-size="9pt" fo:language="es" fo:country="ES" style:font-size-asian="9pt" style:font-size-complex="9pt"/>
    </style:style>
    <style:style style:name="MT3" style:family="text">
      <style:text-properties style:font-name="Arial Narrow1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RECA No.:</text:p>
      </style:header>
      <style:footer>
        <text:p text:style-name="MP2"><text:span text:style-name="MT1">CESIÓN DE DERECHOS. HOJA</text:span><text:span text:style-name="MT2"> </text:span><text:span text:style-name="MT3"><text:page-number text:select-page="current">2</text:page-number></text:span><text:span text:style-name="MT2"><text:s/>de </text:span><text:span text:style-name="MT3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48</meta:editing-cycles>
    <meta:creation-date>2020-03-13T23:24:00</meta:creation-date>
    <dc:date>2020-06-10T19:06:04.596307553</dc:date>
    <meta:editing-duration>PT8H23M57S</meta:editing-duration>
    <meta:generator>LibreOffice/6.0.7.3$Linux_X86_64 LibreOffice_project/00m0$Build-3</meta:generator>
    <meta:document-statistic meta:table-count="3" meta:image-count="0" meta:object-count="0" meta:page-count="2" meta:paragraph-count="77" meta:word-count="939" meta:character-count="6019" meta:non-whitespace-character-count="5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